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fdb" officeooo:paragraph-rsid="000bffdb"/>
    </style:style>
    <style:style style:name="P2" style:family="paragraph" style:parent-style-name="Standard">
      <style:text-properties officeooo:rsid="000deacb" officeooo:paragraph-rsid="000deacb"/>
    </style:style>
    <style:style style:name="P3" style:family="paragraph" style:parent-style-name="Standard">
      <style:text-properties officeooo:rsid="000ff077" officeooo:paragraph-rsid="000ff077"/>
    </style:style>
    <style:style style:name="P4" style:family="paragraph" style:parent-style-name="Text_20_body">
      <style:text-properties officeooo:rsid="000ff077" officeooo:paragraph-rsid="000ff077"/>
    </style:style>
    <style:style style:name="P5" style:family="paragraph" style:parent-style-name="Table_20_Contents">
      <style:text-properties officeooo:rsid="000ff077" officeooo:paragraph-rsid="000ff0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eac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eacb"/>
    </style:style>
    <style:style style:name="T5" style:family="text">
      <style:text-properties officeooo:rsid="000ef27e"/>
    </style:style>
    <style:style style:name="T6" style:family="text">
      <style:text-properties officeooo:rsid="000ff0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lectionner les noms de famille des employés</text:p>
      <text:p text:style-name="P1"><text:tab/><text:span text:style-name="T1">SELCECT </text:span><text:span text:style-name="T3">L</text:span>_NAME <text:span text:style-name="T1">FROM</text:span> EMPLOYEE ;</text:p>
      <text:p text:style-name="P1">Retourner la moyenne des salaires des employés </text:p>
      <text:p text:style-name="P1"><text:tab/><text:span text:style-name="T1">SELECT</text:span> AVG(SALARY) <text:span text:style-name="T1">FROM</text:span> EMPLOYEE ;</text:p>
      <text:p text:style-name="P1">Sélectionner les id des employés des salariés avec un salaire de plus de 2000 <text:span text:style-name="T4">et moins de 2000</text:span></text:p>
      <text:p text:style-name="P1"><text:tab/><text:span text:style-name="T1">SELECT</text:span> ID <text:span text:style-name="T1">FROM</text:span> EMPLOYEE <text:span text:style-name="T2">WHERE</text:span><text:span text:style-name="T4"> SALARY &gt; 2000 </text:span><text:span text:style-name="T2">OR</text:span><text:span text:style-name="T4"> SALÉARY &lt; 2000 ;</text:span></text:p>
      <text:p text:style-name="P2">Sélectionner <text:span text:style-name="T6">l</text:span>e nom de la ville des employés s'appelant Franckus </text:p>
      <text:p text:style-name="P2"><text:tab/><text:span text:style-name="T1">SELECT</text:span> a.CITY <text:span text:style-name="T1">FROM</text:span> EMPLOYEE <text:span text:style-name="T1">AS</text:span> e,ADRESS AS a <text:span text:style-name="T5">WHERE e.L_NAME = <text:tab/>'franckus' AND e.ID = a.EMP_ID ;</text:span></text:p>
      <text:p text:style-name="P2"/>
      <text:p text:style-name="P2"/>
      <text:p text:style-name="P3"/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3:51:18.305435227</meta:creation-date>
    <dc:date>2019-02-07T14:51:24.941073146</dc:date>
    <meta:editing-duration>PT17M38S</meta:editing-duration>
    <meta:editing-cycles>1</meta:editing-cycles>
    <meta:document-statistic meta:table-count="0" meta:image-count="0" meta:object-count="0" meta:page-count="1" meta:paragraph-count="8" meta:word-count="82" meta:character-count="477" meta:non-whitespace-character-count="396"/>
    <meta:generator>LibreOffice/6.0.4.2$Linux_X86_64 LibreOffice_project/00m0$Build-2</meta:generator>
  </office:meta>
</office:document-meta>
</file>